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2.336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1.2256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2.0508in"/>
    </style:style>
    <style:style style:name="co12" style:family="table-column">
      <style:table-column-properties fo:break-before="auto" style:column-width="2.040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2709in"/>
    </style:style>
    <style:style style:name="co15" style:family="table-column">
      <style:table-column-properties fo:break-before="auto" style:column-width="0.5717in"/>
    </style:style>
    <style:style style:name="co16" style:family="table-column">
      <style:table-column-properties fo:break-before="auto" style:column-width="1.3646in"/>
    </style:style>
    <style:style style:name="co17" style:family="table-column">
      <style:table-column-properties fo:break-before="auto" style:column-width="1.3429in"/>
    </style:style>
    <style:style style:name="co18" style:family="table-column">
      <style:table-column-properties fo:break-before="auto" style:column-width="1.5575in"/>
    </style:style>
    <style:style style:name="co19" style:family="table-column">
      <style:table-column-properties fo:break-before="auto" style:column-width="0.9035in"/>
    </style:style>
    <style:style style:name="co20" style:family="table-column">
      <style:table-column-properties fo:break-before="auto" style:column-width="1.6618in"/>
    </style:style>
    <style:style style:name="co21" style:family="table-column">
      <style:table-column-properties fo:break-before="auto" style:column-width="0.5819in"/>
    </style:style>
    <style:style style:name="co22" style:family="table-column">
      <style:table-column-properties fo:break-before="auto" style:column-width="0.4638in"/>
    </style:style>
    <style:style style:name="co23" style:family="table-column">
      <style:table-column-properties fo:break-before="auto" style:column-width="3.4626in"/>
    </style:style>
    <style:style style:name="co24" style:family="table-column">
      <style:table-column-properties fo:break-before="auto" style:column-width="1.3398in"/>
    </style:style>
    <style:style style:name="co25" style:family="table-column">
      <style:table-column-properties fo:break-before="auto" style:column-width="0.8071in"/>
    </style:style>
    <style:style style:name="co26" style:family="table-column">
      <style:table-column-properties fo:break-before="auto" style:column-width="1.5866in"/>
    </style:style>
    <style:style style:name="co27" style:family="table-column">
      <style:table-column-properties fo:break-before="auto" style:column-width="1.2646in"/>
    </style:style>
    <style:style style:name="co28" style:family="table-column">
      <style:table-column-properties fo:break-before="auto" style:column-width="1.7791in"/>
    </style:style>
    <style:style style:name="co29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_year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k_leverage</text:p>
          </table:table-cell>
          <table:table-cell table:style-name="ce1" office:value-type="string" calcext:value-type="string">
            <text:p>market_leverage</text:p>
          </table:table-cell>
          <table:table-cell table:style-name="ce1" office:value-type="string" calcext:value-type="string">
            <text:p>gross_profit_margin</text:p>
          </table:table-cell>
          <table:table-cell table:style-name="ce1" office:value-type="string" calcext:value-type="string">
            <text:p>net_profit_margin</text:p>
          </table:table-cell>
          <table:table-cell table:style-name="ce1" office:value-type="string" calcext:value-type="string">
            <text:p>price_to_earnings_ratio</text:p>
          </table:table-cell>
          <table:table-cell table:style-name="ce1" office:value-type="string" calcext:value-type="string">
            <text:p>market_to_book_ratio</text:p>
          </table:table-cell>
          <table:table-cell table:style-name="ce1" office:value-type="string" calcext:value-type="string">
            <text:p>interest_coverage</text:p>
          </table:table-cell>
          <table:table-cell table:style-name="ce1" office:value-type="string" calcext:value-type="string">
            <text:p>return_on_equity</text:p>
          </table:table-cell>
          <table:table-cell table:style-name="ce1" office:value-type="string" calcext:value-type="string">
            <text:p>return_on_assets</text:p>
          </table:table-cell>
          <table:table-cell table:style-name="ce1" office:value-type="string" calcext:value-type="string">
            <text:p>cash_from_operating_activities</text:p>
          </table:table-cell>
          <table:table-cell table:style-name="ce1" office:value-type="string" calcext:value-type="string">
            <text:p>cash_from_financing_activities</text:p>
          </table:table-cell>
          <table:table-cell table:style-name="ce1" office:value-type="string" calcext:value-type="string">
            <text:p>cash_from_investing_activi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.342680844030632" calcext:value-type="float">
            <text:p>0.342680844030632</text:p>
          </table:table-cell>
          <table:table-cell office:value-type="float" office:value="0.505813018283995" calcext:value-type="float">
            <text:p>0.505813018283995</text:p>
          </table:table-cell>
          <table:table-cell office:value-type="float" office:value="0.579691516709512" calcext:value-type="float">
            <text:p>0.579691516709512</text:p>
          </table:table-cell>
          <table:table-cell office:value-type="float" office:value="-0.149776755513462" calcext:value-type="float">
            <text:p>-0.149776755513462</text:p>
          </table:table-cell>
          <table:table-cell office:value-type="float" office:value="0" calcext:value-type="float">
            <text:p>0</text:p>
          </table:table-cell>
          <table:table-cell office:value-type="float" office:value="0.6774852201179" calcext:value-type="float">
            <text:p>0.6774852201179</text:p>
          </table:table-cell>
          <table:table-cell office:value-type="float" office:value="8.86847826086957" calcext:value-type="float">
            <text:p>8.86847826086957</text:p>
          </table:table-cell>
          <table:table-cell office:value-type="float" office:value="-0.110473529265007" calcext:value-type="float">
            <text:p>-0.110473529265007</text:p>
          </table:table-cell>
          <table:table-cell office:value-type="float" office:value="-0.0454228386196709" calcext:value-type="float">
            <text:p>-0.045422838619671</text:p>
          </table:table-cell>
          <table:table-cell office:value-type="float" office:value="7572000000" calcext:value-type="float">
            <text:p>7572000000</text:p>
          </table:table-cell>
          <table:table-cell office:value-type="float" office:value="-1429000000" calcext:value-type="float">
            <text:p>-1429000000</text:p>
          </table:table-cell>
          <table:table-cell office:value-type="float" office:value="-8655000000" calcext:value-type="float">
            <text:p>-8655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0.436420948205514" calcext:value-type="float">
            <text:p>0.436420948205514</text:p>
          </table:table-cell>
          <table:table-cell office:value-type="float" office:value="0.501554654103077" calcext:value-type="float">
            <text:p>0.501554654103077</text:p>
          </table:table-cell>
          <table:table-cell office:value-type="float" office:value="0.578187650360866" calcext:value-type="float">
            <text:p>0.578187650360866</text:p>
          </table:table-cell>
          <table:table-cell office:value-type="float" office:value="-0.152576710420799" calcext:value-type="float">
            <text:p>-0.152576710420799</text:p>
          </table:table-cell>
          <table:table-cell office:value-type="float" office:value="0" calcext:value-type="float">
            <text:p>0</text:p>
          </table:table-cell>
          <table:table-cell office:value-type="float" office:value="0.870136374242124" calcext:value-type="float">
            <text:p>0.870136374242124</text:p>
          </table:table-cell>
          <table:table-cell office:value-type="float" office:value="5.44176706827309" calcext:value-type="float">
            <text:p>5.44176706827309</text:p>
          </table:table-cell>
          <table:table-cell office:value-type="float" office:value="-0.102623062510646" calcext:value-type="float">
            <text:p>-0.102623062510646</text:p>
          </table:table-cell>
          <table:table-cell office:value-type="float" office:value="-0.0402686806576661" calcext:value-type="float">
            <text:p>-0.040268680657666</text:p>
          </table:table-cell>
          <table:table-cell office:value-type="float" office:value="4403000000" calcext:value-type="float">
            <text:p>4403000000</text:p>
          </table:table-cell>
          <table:table-cell office:value-type="float" office:value="764000000" calcext:value-type="float">
            <text:p>764000000</text:p>
          </table:table-cell>
          <table:table-cell office:value-type="float" office:value="-3859000000" calcext:value-type="float">
            <text:p>-3859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0.367189101548668" calcext:value-type="float">
            <text:p>0.367189101548668</text:p>
          </table:table-cell>
          <table:table-cell office:value-type="float" office:value="0.335451906392949" calcext:value-type="float">
            <text:p>0.335451906392949</text:p>
          </table:table-cell>
          <table:table-cell office:value-type="float" office:value="0.571394214251357" calcext:value-type="float">
            <text:p>0.571394214251357</text:p>
          </table:table-cell>
          <table:table-cell office:value-type="float" office:value="-0.0293753865182437" calcext:value-type="float">
            <text:p>-0.029375386518244</text:p>
          </table:table-cell>
          <table:table-cell office:value-type="float" office:value="0" calcext:value-type="float">
            <text:p>0</text:p>
          </table:table-cell>
          <table:table-cell office:value-type="float" office:value="1.09461026916491" calcext:value-type="float">
            <text:p>1.09461026916491</text:p>
          </table:table-cell>
          <table:table-cell office:value-type="float" office:value="3.3816029143898" calcext:value-type="float">
            <text:p>3.3816029143898</text:p>
          </table:table-cell>
          <table:table-cell office:value-type="float" office:value="-0.0277588389987338" calcext:value-type="float">
            <text:p>-0.027758838998734</text:p>
          </table:table-cell>
          <table:table-cell office:value-type="float" office:value="-0.0116545350453913" calcext:value-type="float">
            <text:p>-0.011654535045391</text:p>
          </table:table-cell>
          <table:table-cell office:value-type="float" office:value="7077000000" calcext:value-type="float">
            <text:p>7077000000</text:p>
          </table:table-cell>
          <table:table-cell office:value-type="float" office:value="-12356000000" calcext:value-type="float">
            <text:p>-12356000000</text:p>
          </table:table-cell>
          <table:table-cell office:value-type="float" office:value="7762000000" calcext:value-type="float">
            <text:p>7762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0.272086090307569" calcext:value-type="float">
            <text:p>0.272086090307569</text:p>
          </table:table-cell>
          <table:table-cell office:value-type="float" office:value="0.228901614428195" calcext:value-type="float">
            <text:p>0.228901614428195</text:p>
          </table:table-cell>
          <table:table-cell office:value-type="string" calcext:value-type="string">
            <text:p>NA</text:p>
          </table:table-cell>
          <table:table-cell office:value-type="float" office:value="0.166126805437553" calcext:value-type="float">
            <text:p>0.166126805437553</text:p>
          </table:table-cell>
          <table:table-cell office:value-type="float" office:value="10.4507814029727" calcext:value-type="float">
            <text:p>10.4507814029727</text:p>
          </table:table-cell>
          <table:table-cell office:value-type="float" office:value="1.18865955134153" calcext:value-type="float">
            <text:p>1.18865955134153</text:p>
          </table:table-cell>
          <table:table-cell office:value-type="float" office:value="-12.5687074829932" calcext:value-type="float">
            <text:p>-12.5687074829932</text:p>
          </table:table-cell>
          <table:table-cell office:value-type="float" office:value="0.195140968063872" calcext:value-type="float">
            <text:p>0.195140968063872</text:p>
          </table:table-cell>
          <table:table-cell office:value-type="float" office:value="0.0894112603601029" calcext:value-type="float">
            <text:p>0.089411260360103</text:p>
          </table:table-cell>
          <table:table-cell office:value-type="float" office:value="12934000000" calcext:value-type="float">
            <text:p>12934000000</text:p>
          </table:table-cell>
          <table:table-cell office:value-type="float" office:value="-9359000000" calcext:value-type="float">
            <text:p>-9359000000</text:p>
          </table:table-cell>
          <table:table-cell office:value-type="float" office:value="-3843000000" calcext:value-type="float">
            <text:p>-3843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0.267804167640554" calcext:value-type="float">
            <text:p>0.267804167640554</text:p>
          </table:table-cell>
          <table:table-cell office:value-type="float" office:value="0.224077505246907" calcext:value-type="float">
            <text:p>0.224077505246907</text:p>
          </table:table-cell>
          <table:table-cell office:value-type="string" calcext:value-type="string">
            <text:p>NA</text:p>
          </table:table-cell>
          <table:table-cell office:value-type="float" office:value="0.207151913324113" calcext:value-type="float">
            <text:p>0.207151913324113</text:p>
          </table:table-cell>
          <table:table-cell office:value-type="float" office:value="9.24642312517179" calcext:value-type="float">
            <text:p>9.24642312517179</text:p>
          </table:table-cell>
          <table:table-cell office:value-type="float" office:value="1.19514079445621" calcext:value-type="float">
            <text:p>1.19514079445621</text:p>
          </table:table-cell>
          <table:table-cell office:value-type="float" office:value="-11.2416452442159" calcext:value-type="float">
            <text:p>-11.2416452442159</text:p>
          </table:table-cell>
          <table:table-cell office:value-type="float" office:value="0.205106990014265" calcext:value-type="float">
            <text:p>0.205106990014265</text:p>
          </table:table-cell>
          <table:table-cell office:value-type="float" office:value="0.10195138554046" calcext:value-type="float">
            <text:p>0.10195138554046</text:p>
          </table:table-cell>
          <table:table-cell office:value-type="float" office:value="11104000000" calcext:value-type="float">
            <text:p>11104000000</text:p>
          </table:table-cell>
          <table:table-cell office:value-type="float" office:value="-5229000000" calcext:value-type="float">
            <text:p>-5229000000</text:p>
          </table:table-cell>
          <table:table-cell office:value-type="float" office:value="-6618000000" calcext:value-type="float">
            <text:p>-6618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0.325276725433343" calcext:value-type="float">
            <text:p>0.325276725433343</text:p>
          </table:table-cell>
          <table:table-cell office:value-type="float" office:value="0.367944325594033" calcext:value-type="float">
            <text:p>0.367944325594033</text:p>
          </table:table-cell>
          <table:table-cell office:value-type="string" calcext:value-type="string">
            <text:p>NA</text:p>
          </table:table-cell>
          <table:table-cell office:value-type="float" office:value="-0.144384455016839" calcext:value-type="float">
            <text:p>-0.144384455016839</text:p>
          </table:table-cell>
          <table:table-cell office:value-type="float" office:value="0" calcext:value-type="float">
            <text:p>0</text:p>
          </table:table-cell>
          <table:table-cell office:value-type="float" office:value="0.884037890537366" calcext:value-type="float">
            <text:p>0.884037890537366</text:p>
          </table:table-cell>
          <table:table-cell office:value-type="float" office:value="4.89578163771712" calcext:value-type="float">
            <text:p>4.89578163771712</text:p>
          </table:table-cell>
          <table:table-cell office:value-type="float" office:value="-0.0904887935944253" calcext:value-type="float">
            <text:p>-0.090488793594425</text:p>
          </table:table-cell>
          <table:table-cell office:value-type="float" office:value="-0.043134561947044" calcext:value-type="float">
            <text:p>-0.043134561947044</text:p>
          </table:table-cell>
          <table:table-cell office:value-type="float" office:value="4802000000" calcext:value-type="float">
            <text:p>4802000000</text:p>
          </table:table-cell>
          <table:table-cell office:value-type="float" office:value="-2708000000" calcext:value-type="float">
            <text:p>-2708000000</text:p>
          </table:table-cell>
          <table:table-cell office:value-type="float" office:value="-4121000000" calcext:value-type="float">
            <text:p>-41210000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6">
            <text:p>This table contains all the results for Ex. 1 – 2 for <text:span text:style-name="T1">yearly</text:span> figure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</table:table>
      <table:table table:name="results_quarterly" table:style-name="ta1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k_leverage</text:p>
          </table:table-cell>
          <table:table-cell table:style-name="ce1" office:value-type="string" calcext:value-type="string">
            <text:p>market_leverage</text:p>
          </table:table-cell>
          <table:table-cell table:style-name="ce1" office:value-type="string" calcext:value-type="string">
            <text:p>gross_profit_margin</text:p>
          </table:table-cell>
          <table:table-cell table:style-name="ce1" office:value-type="string" calcext:value-type="string">
            <text:p>net_profit_margin</text:p>
          </table:table-cell>
          <table:table-cell table:style-name="ce1" office:value-type="string" calcext:value-type="string">
            <text:p>price_to_earnings_ratio</text:p>
          </table:table-cell>
          <table:table-cell table:style-name="ce1" office:value-type="string" calcext:value-type="string">
            <text:p>market_to_book_ratio</text:p>
          </table:table-cell>
          <table:table-cell table:style-name="ce1" office:value-type="string" calcext:value-type="string">
            <text:p>interest_coverage</text:p>
          </table:table-cell>
          <table:table-cell table:style-name="ce1" office:value-type="string" calcext:value-type="string">
            <text:p>return_on_equity</text:p>
          </table:table-cell>
          <table:table-cell table:style-name="ce1" office:value-type="string" calcext:value-type="string">
            <text:p>return_on_assets</text:p>
          </table:table-cell>
          <table:table-cell table:style-name="ce1" office:value-type="string" calcext:value-type="string">
            <text:p>cash_from_operating_activities</text:p>
          </table:table-cell>
          <table:table-cell table:style-name="ce1" office:value-type="string" calcext:value-type="string">
            <text:p>cash_from_financing_activities</text:p>
          </table:table-cell>
          <table:table-cell table:style-name="ce1" office:value-type="string" calcext:value-type="string">
            <text:p>cash_from_investing_activi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q1</text:p>
          </table:table-cell>
          <table:table-cell office:value-type="float" office:value="0.257177457129474" calcext:value-type="float">
            <text:p>0.257177457129474</text:p>
          </table:table-cell>
          <table:table-cell office:value-type="float" office:value="0.357087561246248" calcext:value-type="float">
            <text:p>0.357087561246248</text:p>
          </table:table-cell>
          <table:table-cell office:value-type="float" office:value="0.580482115085537" calcext:value-type="float">
            <text:p>0.580482115085537</text:p>
          </table:table-cell>
          <table:table-cell office:value-type="float" office:value="0.0352514256091239" calcext:value-type="float">
            <text:p>0.035251425609124</text:p>
          </table:table-cell>
          <table:table-cell office:value-type="float" office:value="231.766766456176" calcext:value-type="float">
            <text:p>231.766766456176</text:p>
          </table:table-cell>
          <table:table-cell office:value-type="float" office:value="0.720208388754613" calcext:value-type="float">
            <text:p>0.720208388754613</text:p>
          </table:table-cell>
          <table:table-cell office:value-type="float" office:value="2.76237623762376" calcext:value-type="float">
            <text:p>2.76237623762376</text:p>
          </table:table-cell>
          <table:table-cell office:value-type="float" office:value="0.00555011426705844" calcext:value-type="float">
            <text:p>0.005550114267058</text:p>
          </table:table-cell>
          <table:table-cell office:value-type="float" office:value="0.00247178350084513" calcext:value-type="float">
            <text:p>0.002471783500845</text:p>
          </table:table-cell>
          <table:table-cell office:value-type="float" office:value="2068000000" calcext:value-type="float">
            <text:p>2068000000</text:p>
          </table:table-cell>
          <table:table-cell office:value-type="float" office:value="-1019000000" calcext:value-type="float">
            <text:p>-1019000000</text:p>
          </table:table-cell>
          <table:table-cell office:value-type="float" office:value="-3314000000" calcext:value-type="float">
            <text:p>-3314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q2</text:p>
          </table:table-cell>
          <table:table-cell office:value-type="float" office:value="0.286237626036427" calcext:value-type="float">
            <text:p>0.286237626036427</text:p>
          </table:table-cell>
          <table:table-cell office:value-type="float" office:value="0.396223677453797" calcext:value-type="float">
            <text:p>0.396223677453797</text:p>
          </table:table-cell>
          <table:table-cell office:value-type="float" office:value="0.610514892077656" calcext:value-type="float">
            <text:p>0.610514892077656</text:p>
          </table:table-cell>
          <table:table-cell office:value-type="float" office:value="-0.021584468829133" calcext:value-type="float">
            <text:p>-0.021584468829133</text:p>
          </table:table-cell>
          <table:table-cell office:value-type="float" office:value="0" calcext:value-type="float">
            <text:p>0</text:p>
          </table:table-cell>
          <table:table-cell office:value-type="float" office:value="0.722414238027975" calcext:value-type="float">
            <text:p>0.722414238027975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-0.0036553738079193" calcext:value-type="float">
            <text:p>-0.003655373807919</text:p>
          </table:table-cell>
          <table:table-cell office:value-type="float" office:value="-0.00159817147754971" calcext:value-type="float">
            <text:p>-0.00159817147755</text:p>
          </table:table-cell>
          <table:table-cell office:value-type="float" office:value="1974000000" calcext:value-type="float">
            <text:p>1974000000</text:p>
          </table:table-cell>
          <table:table-cell office:value-type="float" office:value="1555000000" calcext:value-type="float">
            <text:p>1555000000</text:p>
          </table:table-cell>
          <table:table-cell office:value-type="float" office:value="-2466000000" calcext:value-type="float">
            <text:p>-2466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5q3</text:p>
          </table:table-cell>
          <table:table-cell office:value-type="float" office:value="0.307076414419305" calcext:value-type="float">
            <text:p>0.307076414419305</text:p>
          </table:table-cell>
          <table:table-cell office:value-type="float" office:value="0.499269443134057" calcext:value-type="float">
            <text:p>0.499269443134057</text:p>
          </table:table-cell>
          <table:table-cell office:value-type="float" office:value="0.549848526576701" calcext:value-type="float">
            <text:p>0.549848526576701</text:p>
          </table:table-cell>
          <table:table-cell office:value-type="float" office:value="-0.147480033048747" calcext:value-type="float">
            <text:p>-0.147480033048747</text:p>
          </table:table-cell>
          <table:table-cell office:value-type="float" office:value="0" calcext:value-type="float">
            <text:p>0</text:p>
          </table:table-cell>
          <table:table-cell office:value-type="float" office:value="0.615051489015026" calcext:value-type="float">
            <text:p>0.615051489015026</text:p>
          </table:table-cell>
          <table:table-cell office:value-type="float" office:value="8.25416666666667" calcext:value-type="float">
            <text:p>8.25416666666667</text:p>
          </table:table-cell>
          <table:table-cell office:value-type="float" office:value="-0.024037706205813" calcext:value-type="float">
            <text:p>-0.024037706205813</text:p>
          </table:table-cell>
          <table:table-cell office:value-type="float" office:value="-0.0101086371744896" calcext:value-type="float">
            <text:p>-0.01010863717449</text:p>
          </table:table-cell>
          <table:table-cell office:value-type="float" office:value="1934000000" calcext:value-type="float">
            <text:p>1934000000</text:p>
          </table:table-cell>
          <table:table-cell office:value-type="float" office:value="-990000000" calcext:value-type="float">
            <text:p>-990000000</text:p>
          </table:table-cell>
          <table:table-cell office:value-type="float" office:value="-2249000000" calcext:value-type="float">
            <text:p>-2249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q4</text:p>
          </table:table-cell>
          <table:table-cell office:value-type="float" office:value="0.342680844030632" calcext:value-type="float">
            <text:p>0.342680844030632</text:p>
          </table:table-cell>
          <table:table-cell office:value-type="float" office:value="0.505813018283995" calcext:value-type="float">
            <text:p>0.505813018283995</text:p>
          </table:table-cell>
          <table:table-cell office:value-type="float" office:value="0.572540918480852" calcext:value-type="float">
            <text:p>0.572540918480852</text:p>
          </table:table-cell>
          <table:table-cell office:value-type="float" office:value="-0.548228190052439" calcext:value-type="float">
            <text:p>-0.548228190052439</text:p>
          </table:table-cell>
          <table:table-cell office:value-type="float" office:value="0" calcext:value-type="float">
            <text:p>0</text:p>
          </table:table-cell>
          <table:table-cell office:value-type="float" office:value="0.6774852201179" calcext:value-type="float">
            <text:p>0.6774852201179</text:p>
          </table:table-cell>
          <table:table-cell office:value-type="float" office:value="19.8470149253731" calcext:value-type="float">
            <text:p>19.8470149253731</text:p>
          </table:table-cell>
          <table:table-cell office:value-type="float" office:value="-0.0860735492240906" calcext:value-type="float">
            <text:p>-0.086073549224091</text:p>
          </table:table-cell>
          <table:table-cell office:value-type="float" office:value="-0.0353904230437815" calcext:value-type="float">
            <text:p>-0.035390423043782</text:p>
          </table:table-cell>
          <table:table-cell office:value-type="float" office:value="1596000000" calcext:value-type="float">
            <text:p>1596000000</text:p>
          </table:table-cell>
          <table:table-cell office:value-type="float" office:value="-975000000" calcext:value-type="float">
            <text:p>-975000000</text:p>
          </table:table-cell>
          <table:table-cell office:value-type="float" office:value="-626000000" calcext:value-type="float">
            <text:p>-626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q1</text:p>
          </table:table-cell>
          <table:table-cell office:value-type="float" office:value="0.418519728896404" calcext:value-type="float">
            <text:p>0.418519728896404</text:p>
          </table:table-cell>
          <table:table-cell office:value-type="float" office:value="0.686831295246402" calcext:value-type="float">
            <text:p>0.686831295246402</text:p>
          </table:table-cell>
          <table:table-cell office:value-type="float" office:value="0.565514547939855" calcext:value-type="float">
            <text:p>0.565514547939855</text:p>
          </table:table-cell>
          <table:table-cell office:value-type="float" office:value="-0.286858035539934" calcext:value-type="float">
            <text:p>-0.286858035539934</text:p>
          </table:table-cell>
          <table:table-cell office:value-type="float" office:value="0" calcext:value-type="float">
            <text:p>0</text:p>
          </table:table-cell>
          <table:table-cell office:value-type="float" office:value="0.609348659260291" calcext:value-type="float">
            <text:p>0.609348659260291</text:p>
          </table:table-cell>
          <table:table-cell office:value-type="float" office:value="8.91459074733096" calcext:value-type="float">
            <text:p>8.91459074733096</text:p>
          </table:table-cell>
          <table:table-cell office:value-type="float" office:value="-0.0372776410282437" calcext:value-type="float">
            <text:p>-0.037277641028244</text:p>
          </table:table-cell>
          <table:table-cell office:value-type="float" office:value="-0.0147144259470721" calcext:value-type="float">
            <text:p>-0.014714425947072</text:p>
          </table:table-cell>
          <table:table-cell office:value-type="float" office:value="421000000" calcext:value-type="float">
            <text:p>421000000</text:p>
          </table:table-cell>
          <table:table-cell office:value-type="float" office:value="4137000000" calcext:value-type="float">
            <text:p>4137000000</text:p>
          </table:table-cell>
          <table:table-cell office:value-type="float" office:value="-2065000000" calcext:value-type="float">
            <text:p>-2065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q2</text:p>
          </table:table-cell>
          <table:table-cell office:value-type="float" office:value="0.425620018700744" calcext:value-type="float">
            <text:p>0.425620018700744</text:p>
          </table:table-cell>
          <table:table-cell office:value-type="float" office:value="0.614015541674468" calcext:value-type="float">
            <text:p>0.614015541674468</text:p>
          </table:table-cell>
          <table:table-cell office:value-type="float" office:value="0.62565445026178" calcext:value-type="float">
            <text:p>0.62565445026178</text:p>
          </table:table-cell>
          <table:table-cell office:value-type="float" office:value="-0.200261780104712" calcext:value-type="float">
            <text:p>-0.200261780104712</text:p>
          </table:table-cell>
          <table:table-cell office:value-type="float" office:value="0" calcext:value-type="float">
            <text:p>0</text:p>
          </table:table-cell>
          <table:table-cell office:value-type="float" office:value="0.69317466711029" calcext:value-type="float">
            <text:p>0.69317466711029</text:p>
          </table:table-cell>
          <table:table-cell office:value-type="float" office:value="6.26923076923077" calcext:value-type="float">
            <text:p>6.26923076923077</text:p>
          </table:table-cell>
          <table:table-cell office:value-type="float" office:value="-0.0283101160423991" calcext:value-type="float">
            <text:p>-0.028310116042399</text:p>
          </table:table-cell>
          <table:table-cell office:value-type="float" office:value="-0.0111499781372978" calcext:value-type="float">
            <text:p>-0.011149978137298</text:p>
          </table:table-cell>
          <table:table-cell office:value-type="float" office:value="1259000000" calcext:value-type="float">
            <text:p>1259000000</text:p>
          </table:table-cell>
          <table:table-cell office:value-type="float" office:value="-1120000000" calcext:value-type="float">
            <text:p>-1120000000</text:p>
          </table:table-cell>
          <table:table-cell office:value-type="float" office:value="-2122000000" calcext:value-type="float">
            <text:p>-2122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q3</text:p>
          </table:table-cell>
          <table:table-cell office:value-type="float" office:value="0.437365652869883" calcext:value-type="float">
            <text:p>0.437365652869883</text:p>
          </table:table-cell>
          <table:table-cell office:value-type="float" office:value="0.612227695943017" calcext:value-type="float">
            <text:p>0.612227695943017</text:p>
          </table:table-cell>
          <table:table-cell office:value-type="float" office:value="0.560561184723305" calcext:value-type="float">
            <text:p>0.560561184723305</text:p>
          </table:table-cell>
          <table:table-cell office:value-type="float" office:value="-0.162120031176929" calcext:value-type="float">
            <text:p>-0.162120031176929</text:p>
          </table:table-cell>
          <table:table-cell office:value-type="float" office:value="0" calcext:value-type="float">
            <text:p>0</text:p>
          </table:table-cell>
          <table:table-cell office:value-type="float" office:value="0.714383971467032" calcext:value-type="float">
            <text:p>0.714383971467032</text:p>
          </table:table-cell>
          <table:table-cell office:value-type="float" office:value="5.93731343283582" calcext:value-type="float">
            <text:p>5.93731343283582</text:p>
          </table:table-cell>
          <table:table-cell office:value-type="float" office:value="-0.0285275400482774" calcext:value-type="float">
            <text:p>-0.028527540048277</text:p>
          </table:table-cell>
          <table:table-cell office:value-type="float" office:value="-0.0110305035849137" calcext:value-type="float">
            <text:p>-0.011030503584914</text:p>
          </table:table-cell>
          <table:table-cell office:value-type="float" office:value="1280000000" calcext:value-type="float">
            <text:p>1280000000</text:p>
          </table:table-cell>
          <table:table-cell office:value-type="float" office:value="-347000000" calcext:value-type="float">
            <text:p>-347000000</text:p>
          </table:table-cell>
          <table:table-cell office:value-type="float" office:value="275000000" calcext:value-type="float">
            <text:p>275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q4</text:p>
          </table:table-cell>
          <table:table-cell office:value-type="float" office:value="0.436420948205514" calcext:value-type="float">
            <text:p>0.436420948205514</text:p>
          </table:table-cell>
          <table:table-cell office:value-type="float" office:value="0.501554654103077" calcext:value-type="float">
            <text:p>0.501554654103077</text:p>
          </table:table-cell>
          <table:table-cell office:value-type="float" office:value="0.567043618739903" calcext:value-type="float">
            <text:p>0.567043618739903</text:p>
          </table:table-cell>
          <table:table-cell office:value-type="float" office:value="-0.00514025554413277" calcext:value-type="float">
            <text:p>-0.005140255544133</text:p>
          </table:table-cell>
          <table:table-cell office:value-type="float" office:value="0" calcext:value-type="float">
            <text:p>0</text:p>
          </table:table-cell>
          <table:table-cell office:value-type="float" office:value="0.870136374242124" calcext:value-type="float">
            <text:p>0.870136374242124</text:p>
          </table:table-cell>
          <table:table-cell office:value-type="float" office:value="1.02523659305994" calcext:value-type="float">
            <text:p>1.02523659305994</text:p>
          </table:table-cell>
          <table:table-cell office:value-type="float" office:value="-0.000993584284335434" calcext:value-type="float">
            <text:p>-0.000993584284335</text:p>
          </table:table-cell>
          <table:table-cell office:value-type="float" office:value="-0.000389876576215301" calcext:value-type="float">
            <text:p>-0.000389876576215</text:p>
          </table:table-cell>
          <table:table-cell office:value-type="float" office:value="1443000000" calcext:value-type="float">
            <text:p>1443000000</text:p>
          </table:table-cell>
          <table:table-cell office:value-type="float" office:value="-1906000000" calcext:value-type="float">
            <text:p>-1906000000</text:p>
          </table:table-cell>
          <table:table-cell office:value-type="float" office:value="53000000" calcext:value-type="float">
            <text:p>53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q1</text:p>
          </table:table-cell>
          <table:table-cell office:value-type="float" office:value="0.429571971789788" calcext:value-type="float">
            <text:p>0.429571971789788</text:p>
          </table:table-cell>
          <table:table-cell office:value-type="float" office:value="0.486974814921307" calcext:value-type="float">
            <text:p>0.486974814921307</text:p>
          </table:table-cell>
          <table:table-cell office:value-type="float" office:value="0.575418994413408" calcext:value-type="float">
            <text:p>0.575418994413408</text:p>
          </table:table-cell>
          <table:table-cell office:value-type="float" office:value="0.0779462623038042" calcext:value-type="float">
            <text:p>0.077946262303804</text:p>
          </table:table-cell>
          <table:table-cell office:value-type="float" office:value="92.6350195522867" calcext:value-type="float">
            <text:p>92.6350195522867</text:p>
          </table:table-cell>
          <table:table-cell office:value-type="float" office:value="0.882123589613572" calcext:value-type="float">
            <text:p>0.882123589613572</text:p>
          </table:table-cell>
          <table:table-cell office:value-type="float" office:value="1.73650793650794" calcext:value-type="float">
            <text:p>1.73650793650794</text:p>
          </table:table-cell>
          <table:table-cell office:value-type="float" office:value="0.0164602117918036" calcext:value-type="float">
            <text:p>0.016460211791804</text:p>
          </table:table-cell>
          <table:table-cell office:value-type="float" office:value="0.00666113466631807" calcext:value-type="float">
            <text:p>0.006661134666318</text:p>
          </table:table-cell>
          <table:table-cell office:value-type="float" office:value="1790000000" calcext:value-type="float">
            <text:p>1790000000</text:p>
          </table:table-cell>
          <table:table-cell office:value-type="float" office:value="-1344000000" calcext:value-type="float">
            <text:p>-1344000000</text:p>
          </table:table-cell>
          <table:table-cell office:value-type="float" office:value="-974000000" calcext:value-type="float">
            <text:p>-974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q2</text:p>
          </table:table-cell>
          <table:table-cell office:value-type="float" office:value="0.430321255684319" calcext:value-type="float">
            <text:p>0.430321255684319</text:p>
          </table:table-cell>
          <table:table-cell office:value-type="float" office:value="0.49574006299025" calcext:value-type="float">
            <text:p>0.49574006299025</text:p>
          </table:table-cell>
          <table:table-cell office:value-type="float" office:value="0.569090104704321" calcext:value-type="float">
            <text:p>0.569090104704321</text:p>
          </table:table-cell>
          <table:table-cell office:value-type="float" office:value="-0.507299808287863" calcext:value-type="float">
            <text:p>-0.507299808287863</text:p>
          </table:table-cell>
          <table:table-cell office:value-type="float" office:value="0" calcext:value-type="float">
            <text:p>0</text:p>
          </table:table-cell>
          <table:table-cell office:value-type="float" office:value="0.868038086509828" calcext:value-type="float">
            <text:p>0.868038086509828</text:p>
          </table:table-cell>
          <table:table-cell office:value-type="float" office:value="15.2516339869281" calcext:value-type="float">
            <text:p>15.2516339869281</text:p>
          </table:table-cell>
          <table:table-cell office:value-type="float" office:value="-0.112790583297813" calcext:value-type="float">
            <text:p>-0.112790583297813</text:p>
          </table:table-cell>
          <table:table-cell office:value-type="float" office:value="-0.0441003025485873" calcext:value-type="float">
            <text:p>-0.044100302548587</text:p>
          </table:table-cell>
          <table:table-cell office:value-type="float" office:value="1751000000" calcext:value-type="float">
            <text:p>1751000000</text:p>
          </table:table-cell>
          <table:table-cell office:value-type="float" office:value="-4599000000" calcext:value-type="float">
            <text:p>-4599000000</text:p>
          </table:table-cell>
          <table:table-cell office:value-type="float" office:value="7197000000" calcext:value-type="float">
            <text:p>7197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q3</text:p>
          </table:table-cell>
          <table:table-cell office:value-type="float" office:value="0.389995729431643" calcext:value-type="float">
            <text:p>0.389995729431643</text:p>
          </table:table-cell>
          <table:table-cell office:value-type="float" office:value="0.387332881616077" calcext:value-type="float">
            <text:p>0.38733288161607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62799043062201" calcext:value-type="float">
            <text:p>0.062799043062201</text:p>
          </table:table-cell>
          <table:table-cell office:value-type="float" office:value="129.112518412762" calcext:value-type="float">
            <text:p>129.112518412762</text:p>
          </table:table-cell>
          <table:table-cell office:value-type="float" office:value="1.00687483026088" calcext:value-type="float">
            <text:p>1.00687483026088</text:p>
          </table:table-cell>
          <table:table-cell office:value-type="float" office:value="-1.60159362549801" calcext:value-type="float">
            <text:p>-1.60159362549801</text:p>
          </table:table-cell>
          <table:table-cell office:value-type="float" office:value="0.0136754363115395" calcext:value-type="float">
            <text:p>0.01367543631154</text:p>
          </table:table-cell>
          <table:table-cell office:value-type="float" office:value="0.00561039793751085" calcext:value-type="float">
            <text:p>0.005610397937511</text:p>
          </table:table-cell>
          <table:table-cell office:value-type="float" office:value="1055000000" calcext:value-type="float">
            <text:p>1055000000</text:p>
          </table:table-cell>
          <table:table-cell office:value-type="float" office:value="-3827000000" calcext:value-type="float">
            <text:p>-3827000000</text:p>
          </table:table-cell>
          <table:table-cell office:value-type="float" office:value="2008000000" calcext:value-type="float">
            <text:p>2008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q4</text:p>
          </table:table-cell>
          <table:table-cell office:value-type="float" office:value="0.367189101548668" calcext:value-type="float">
            <text:p>0.367189101548668</text:p>
          </table:table-cell>
          <table:table-cell office:value-type="float" office:value="0.335451906392949" calcext:value-type="float">
            <text:p>0.335451906392949</text:p>
          </table:table-cell>
          <table:table-cell office:value-type="float" office:value="0.576918339697007" calcext:value-type="float">
            <text:p>0.576918339697007</text:p>
          </table:table-cell>
          <table:table-cell office:value-type="float" office:value="0.194482079073778" calcext:value-type="float">
            <text:p>0.194482079073778</text:p>
          </table:table-cell>
          <table:table-cell office:value-type="float" office:value="37.1980319399113" calcext:value-type="float">
            <text:p>37.1980319399113</text:p>
          </table:table-cell>
          <table:table-cell office:value-type="float" office:value="1.09461026916491" calcext:value-type="float">
            <text:p>1.09461026916491</text:p>
          </table:table-cell>
          <table:table-cell office:value-type="float" office:value="-4.86283185840708" calcext:value-type="float">
            <text:p>-4.86283185840708</text:p>
          </table:table-cell>
          <table:table-cell office:value-type="float" office:value="0.0512645693321645" calcext:value-type="float">
            <text:p>0.051264569332165</text:p>
          </table:table-cell>
          <table:table-cell office:value-type="float" office:value="0.0215234044873368" calcext:value-type="float">
            <text:p>0.021523404487337</text:p>
          </table:table-cell>
          <table:table-cell office:value-type="float" office:value="2481000000" calcext:value-type="float">
            <text:p>2481000000</text:p>
          </table:table-cell>
          <table:table-cell office:value-type="float" office:value="-2586000000" calcext:value-type="float">
            <text:p>-2586000000</text:p>
          </table:table-cell>
          <table:table-cell office:value-type="float" office:value="-469000000" calcext:value-type="float">
            <text:p>-469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8q1</text:p>
          </table:table-cell>
          <table:table-cell office:value-type="float" office:value="0.317542519699708" calcext:value-type="float">
            <text:p>0.317542519699708</text:p>
          </table:table-cell>
          <table:table-cell office:value-type="float" office:value="0.271972493923439" calcext:value-type="float">
            <text:p>0.271972493923439</text:p>
          </table:table-cell>
          <table:table-cell office:value-type="float" office:value="0.577858604228234" calcext:value-type="float">
            <text:p>0.577858604228234</text:p>
          </table:table-cell>
          <table:table-cell office:value-type="float" office:value="0.10093203000682" calcext:value-type="float">
            <text:p>0.10093203000682</text:p>
          </table:table-cell>
          <table:table-cell office:value-type="float" office:value="70.5804681533333" calcext:value-type="float">
            <text:p>70.5804681533333</text:p>
          </table:table-cell>
          <table:table-cell office:value-type="float" office:value="1.16755380339711" calcext:value-type="float">
            <text:p>1.16755380339711</text:p>
          </table:table-cell>
          <table:table-cell office:value-type="float" office:value="-8.65217391304348" calcext:value-type="float">
            <text:p>-8.65217391304348</text:p>
          </table:table-cell>
          <table:table-cell office:value-type="float" office:value="0.0289081320398463" calcext:value-type="float">
            <text:p>0.028908132039846</text:p>
          </table:table-cell>
          <table:table-cell office:value-type="float" office:value="0.0125553183367031" calcext:value-type="float">
            <text:p>0.012555318336703</text:p>
          </table:table-cell>
          <table:table-cell office:value-type="float" office:value="2399000000" calcext:value-type="float">
            <text:p>2399000000</text:p>
          </table:table-cell>
          <table:table-cell office:value-type="float" office:value="-3776000000" calcext:value-type="float">
            <text:p>-3776000000</text:p>
          </table:table-cell>
          <table:table-cell office:value-type="float" office:value="-78000000" calcext:value-type="float">
            <text:p>-78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8q2</text:p>
          </table:table-cell>
          <table:table-cell office:value-type="float" office:value="0.277491568140543" calcext:value-type="float">
            <text:p>0.277491568140543</text:p>
          </table:table-cell>
          <table:table-cell office:value-type="float" office:value="0.203426584154588" calcext:value-type="float">
            <text:p>0.203426584154588</text:p>
          </table:table-cell>
          <table:table-cell office:value-type="float" office:value="0.63969896519285" calcext:value-type="float">
            <text:p>0.63969896519285</text:p>
          </table:table-cell>
          <table:table-cell office:value-type="float" office:value="0.192850423330198" calcext:value-type="float">
            <text:p>0.192850423330198</text:p>
          </table:table-cell>
          <table:table-cell office:value-type="float" office:value="44.883454356878" calcext:value-type="float">
            <text:p>44.883454356878</text:p>
          </table:table-cell>
          <table:table-cell office:value-type="float" office:value="1.36408704542604" calcext:value-type="float">
            <text:p>1.36408704542604</text:p>
          </table:table-cell>
          <table:table-cell office:value-type="float" office:value="-13.7966101694915" calcext:value-type="float">
            <text:p>-13.7966101694915</text:p>
          </table:table-cell>
          <table:table-cell office:value-type="float" office:value="0.0525270642495676" calcext:value-type="float">
            <text:p>0.052527064249568</text:p>
          </table:table-cell>
          <table:table-cell office:value-type="float" office:value="0.0237901821979807" calcext:value-type="float">
            <text:p>0.023790182197981</text:p>
          </table:table-cell>
          <table:table-cell office:value-type="float" office:value="3342000000" calcext:value-type="float">
            <text:p>3342000000</text:p>
          </table:table-cell>
          <table:table-cell office:value-type="float" office:value="-3003000000" calcext:value-type="float">
            <text:p>-3003000000</text:p>
          </table:table-cell>
          <table:table-cell office:value-type="float" office:value="-1949000000" calcext:value-type="float">
            <text:p>-1949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8q3</text:p>
          </table:table-cell>
          <table:table-cell office:value-type="float" office:value="0.269929264385608" calcext:value-type="float">
            <text:p>0.269929264385608</text:p>
          </table:table-cell>
          <table:table-cell office:value-type="float" office:value="0.183755342810599" calcext:value-type="float">
            <text:p>0.183755342810599</text:p>
          </table:table-cell>
          <table:table-cell office:value-type="float" office:value="0.626415493703037" calcext:value-type="float">
            <text:p>0.626415493703037</text:p>
          </table:table-cell>
          <table:table-cell office:value-type="float" office:value="0.19695205841888" calcext:value-type="float">
            <text:p>0.19695205841888</text:p>
          </table:table-cell>
          <table:table-cell office:value-type="float" office:value="43.8548917145836" calcext:value-type="float">
            <text:p>43.8548917145836</text:p>
          </table:table-cell>
          <table:table-cell office:value-type="float" office:value="1.46896008712972" calcext:value-type="float">
            <text:p>1.46896008712972</text:p>
          </table:table-cell>
          <table:table-cell office:value-type="float" office:value="-14.6236559139785" calcext:value-type="float">
            <text:p>-14.6236559139785</text:p>
          </table:table-cell>
          <table:table-cell office:value-type="float" office:value="0.0580130303313694" calcext:value-type="float">
            <text:p>0.058013030331369</text:p>
          </table:table-cell>
          <table:table-cell office:value-type="float" office:value="0.0263762118033902" calcext:value-type="float">
            <text:p>0.02637621180339</text:p>
          </table:table-cell>
          <table:table-cell office:value-type="float" office:value="3410000000" calcext:value-type="float">
            <text:p>3410000000</text:p>
          </table:table-cell>
          <table:table-cell office:value-type="float" office:value="-1263000000" calcext:value-type="float">
            <text:p>-1263000000</text:p>
          </table:table-cell>
          <table:table-cell office:value-type="float" office:value="-1638000000" calcext:value-type="float">
            <text:p>-1638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8q4</text:p>
          </table:table-cell>
          <table:table-cell office:value-type="float" office:value="0.272086090307569" calcext:value-type="float">
            <text:p>0.272086090307569</text:p>
          </table:table-cell>
          <table:table-cell office:value-type="float" office:value="0.228901614428195" calcext:value-type="float">
            <text:p>0.228901614428195</text:p>
          </table:table-cell>
          <table:table-cell office:value-type="string" calcext:value-type="string">
            <text:p>NA</text:p>
          </table:table-cell>
          <table:table-cell office:value-type="float" office:value="0.171171996701182" calcext:value-type="float">
            <text:p>0.171171996701182</text:p>
          </table:table-cell>
          <table:table-cell office:value-type="float" office:value="35.0056419905782" calcext:value-type="float">
            <text:p>35.0056419905782</text:p>
          </table:table-cell>
          <table:table-cell office:value-type="float" office:value="1.18865955134153" calcext:value-type="float">
            <text:p>1.18865955134153</text:p>
          </table:table-cell>
          <table:table-cell office:value-type="float" office:value="-13.2127659574468" calcext:value-type="float">
            <text:p>-13.2127659574468</text:p>
          </table:table-cell>
          <table:table-cell office:value-type="float" office:value="0.0582584830339321" calcext:value-type="float">
            <text:p>0.058258483033932</text:p>
          </table:table-cell>
          <table:table-cell office:value-type="float" office:value="0.0266933409545584" calcext:value-type="float">
            <text:p>0.026693340954558</text:p>
          </table:table-cell>
          <table:table-cell office:value-type="float" office:value="3783000000" calcext:value-type="float">
            <text:p>3783000000</text:p>
          </table:table-cell>
          <table:table-cell office:value-type="float" office:value="-1317000000" calcext:value-type="float">
            <text:p>-1317000000</text:p>
          </table:table-cell>
          <table:table-cell office:value-type="float" office:value="-178000000" calcext:value-type="float">
            <text:p>-178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9q1</text:p>
          </table:table-cell>
          <table:table-cell office:value-type="float" office:value="0.264265379378636" calcext:value-type="float">
            <text:p>0.264265379378636</text:p>
          </table:table-cell>
          <table:table-cell office:value-type="float" office:value="0.215689550715574" calcext:value-type="float">
            <text:p>0.215689550715574</text:p>
          </table:table-cell>
          <table:table-cell office:value-type="float" office:value="0.598360655737705" calcext:value-type="float">
            <text:p>0.598360655737705</text:p>
          </table:table-cell>
          <table:table-cell office:value-type="float" office:value="0.200327868852459" calcext:value-type="float">
            <text:p>0.200327868852459</text:p>
          </table:table-cell>
          <table:table-cell office:value-type="float" office:value="37.801092232144" calcext:value-type="float">
            <text:p>37.801092232144</text:p>
          </table:table-cell>
          <table:table-cell office:value-type="float" office:value="1.22521178472442" calcext:value-type="float">
            <text:p>1.22521178472442</text:p>
          </table:table-cell>
          <table:table-cell office:value-type="float" office:value="-10.5321888412017" calcext:value-type="float">
            <text:p>-10.5321888412017</text:p>
          </table:table-cell>
          <table:table-cell office:value-type="float" office:value="0.0555774536854553" calcext:value-type="float">
            <text:p>0.055577453685455</text:p>
          </table:table-cell>
          <table:table-cell office:value-type="float" office:value="0.0256370807575037" calcext:value-type="float">
            <text:p>0.025637080757504</text:p>
          </table:table-cell>
          <table:table-cell office:value-type="float" office:value="2894000000" calcext:value-type="float">
            <text:p>2894000000</text:p>
          </table:table-cell>
          <table:table-cell office:value-type="float" office:value="-1173000000" calcext:value-type="float">
            <text:p>-1173000000</text:p>
          </table:table-cell>
          <table:table-cell office:value-type="float" office:value="-1477000000" calcext:value-type="float">
            <text:p>-1477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9q2</text:p>
          </table:table-cell>
          <table:table-cell office:value-type="float" office:value="0.264883382441691" calcext:value-type="float">
            <text:p>0.264883382441691</text:p>
          </table:table-cell>
          <table:table-cell office:value-type="float" office:value="0.235325946817911" calcext:value-type="float">
            <text:p>0.235325946817911</text:p>
          </table:table-cell>
          <table:table-cell office:value-type="float" office:value="0.663774676222809" calcext:value-type="float">
            <text:p>0.663774676222809</text:p>
          </table:table-cell>
          <table:table-cell office:value-type="float" office:value="0.198667169621526" calcext:value-type="float">
            <text:p>0.198667169621526</text:p>
          </table:table-cell>
          <table:table-cell office:value-type="float" office:value="40.1355517169937" calcext:value-type="float">
            <text:p>40.1355517169937</text:p>
          </table:table-cell>
          <table:table-cell office:value-type="float" office:value="1.12560211070414" calcext:value-type="float">
            <text:p>1.12560211070414</text:p>
          </table:table-cell>
          <table:table-cell office:value-type="float" office:value="-11.4727272727273" calcext:value-type="float">
            <text:p>-11.4727272727273</text:p>
          </table:table-cell>
          <table:table-cell office:value-type="float" office:value="0.0477716635423596" calcext:value-type="float">
            <text:p>0.04777166354236</text:p>
          </table:table-cell>
          <table:table-cell office:value-type="float" office:value="0.0221720155484767" calcext:value-type="float">
            <text:p>0.022172015548477</text:p>
          </table:table-cell>
          <table:table-cell office:value-type="float" office:value="2891000000" calcext:value-type="float">
            <text:p>2891000000</text:p>
          </table:table-cell>
          <table:table-cell office:value-type="float" office:value="-1654000000" calcext:value-type="float">
            <text:p>-1654000000</text:p>
          </table:table-cell>
          <table:table-cell office:value-type="float" office:value="-1461000000" calcext:value-type="float">
            <text:p>-1461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9q3</text:p>
          </table:table-cell>
          <table:table-cell office:value-type="float" office:value="0.269216889209672" calcext:value-type="float">
            <text:p>0.269216889209672</text:p>
          </table:table-cell>
          <table:table-cell office:value-type="float" office:value="0.25816212480648" calcext:value-type="float">
            <text:p>0.25816212480648</text:p>
          </table:table-cell>
          <table:table-cell office:value-type="string" calcext:value-type="string">
            <text:p>NA</text:p>
          </table:table-cell>
          <table:table-cell office:value-type="float" office:value="0.36783822821377" calcext:value-type="float">
            <text:p>0.36783822821377</text:p>
          </table:table-cell>
          <table:table-cell office:value-type="float" office:value="18.9113680271237" calcext:value-type="float">
            <text:p>18.9113680271237</text:p>
          </table:table-cell>
          <table:table-cell office:value-type="float" office:value="1.04282101571436" calcext:value-type="float">
            <text:p>1.04282101571436</text:p>
          </table:table-cell>
          <table:table-cell office:value-type="float" office:value="-17.9836956521739" calcext:value-type="float">
            <text:p>-17.9836956521739</text:p>
          </table:table-cell>
          <table:table-cell office:value-type="float" office:value="0.0867220976758705" calcext:value-type="float">
            <text:p>0.086722097675871</text:p>
          </table:table-cell>
          <table:table-cell office:value-type="float" office:value="0.0434461188512937" calcext:value-type="float">
            <text:p>0.043446118851294</text:p>
          </table:table-cell>
          <table:table-cell office:value-type="float" office:value="2337000000" calcext:value-type="float">
            <text:p>2337000000</text:p>
          </table:table-cell>
          <table:table-cell office:value-type="float" office:value="-1132000000" calcext:value-type="float">
            <text:p>-1132000000</text:p>
          </table:table-cell>
          <table:table-cell office:value-type="float" office:value="150000000" calcext:value-type="float">
            <text:p>15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9q4</text:p>
          </table:table-cell>
          <table:table-cell office:value-type="float" office:value="0.267804167640554" calcext:value-type="float">
            <text:p>0.267804167640554</text:p>
          </table:table-cell>
          <table:table-cell office:value-type="float" office:value="0.224077505246907" calcext:value-type="float">
            <text:p>0.224077505246907</text:p>
          </table:table-cell>
          <table:table-cell office:value-type="string" calcext:value-type="string">
            <text:p>NA</text:p>
          </table:table-cell>
          <table:table-cell office:value-type="float" office:value="0.077477671365544" calcext:value-type="float">
            <text:p>0.077477671365544</text:p>
          </table:table-cell>
          <table:table-cell office:value-type="float" office:value="92.3229664539722" calcext:value-type="float">
            <text:p>92.3229664539722</text:p>
          </table:table-cell>
          <table:table-cell office:value-type="float" office:value="1.19514079445621" calcext:value-type="float">
            <text:p>1.19514079445621</text:p>
          </table:table-cell>
          <table:table-cell office:value-type="float" office:value="-5.56122448979592" calcext:value-type="float">
            <text:p>-5.56122448979592</text:p>
          </table:table-cell>
          <table:table-cell office:value-type="float" office:value="0.0205420827389444" calcext:value-type="float">
            <text:p>0.020542082738944</text:p>
          </table:table-cell>
          <table:table-cell office:value-type="float" office:value="0.0102107382931049" calcext:value-type="float">
            <text:p>0.010210738293105</text:p>
          </table:table-cell>
          <table:table-cell office:value-type="float" office:value="2982000000" calcext:value-type="float">
            <text:p>2982000000</text:p>
          </table:table-cell>
          <table:table-cell office:value-type="float" office:value="-1270000000" calcext:value-type="float">
            <text:p>-1270000000</text:p>
          </table:table-cell>
          <table:table-cell office:value-type="float" office:value="-3830000000" calcext:value-type="float">
            <text:p>-3830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q1</text:p>
          </table:table-cell>
          <table:table-cell office:value-type="float" office:value="0.299101078705553" calcext:value-type="float">
            <text:p>0.299101078705553</text:p>
          </table:table-cell>
          <table:table-cell office:value-type="float" office:value="0.483107730190639" calcext:value-type="float">
            <text:p>0.483107730190639</text:p>
          </table:table-cell>
          <table:table-cell office:value-type="string" calcext:value-type="string">
            <text:p>NA</text:p>
          </table:table-cell>
          <table:table-cell office:value-type="float" office:value="-0.358335050484237" calcext:value-type="float">
            <text:p>-0.358335050484237</text:p>
          </table:table-cell>
          <table:table-cell office:value-type="float" office:value="0" calcext:value-type="float">
            <text:p>0</text:p>
          </table:table-cell>
          <table:table-cell office:value-type="float" office:value="0.61911880107471" calcext:value-type="float">
            <text:p>0.61911880107471</text:p>
          </table:table-cell>
          <table:table-cell office:value-type="float" office:value="8.73762376237624" calcext:value-type="float">
            <text:p>8.73762376237624</text:p>
          </table:table-cell>
          <table:table-cell office:value-type="float" office:value="-0.055405104023959" calcext:value-type="float">
            <text:p>-0.055405104023959</text:p>
          </table:table-cell>
          <table:table-cell office:value-type="float" office:value="-0.0267402703242969" calcext:value-type="float">
            <text:p>-0.026740270324297</text:p>
          </table:table-cell>
          <table:table-cell office:value-type="float" office:value="2105000000" calcext:value-type="float">
            <text:p>2105000000</text:p>
          </table:table-cell>
          <table:table-cell office:value-type="float" office:value="-1230000000" calcext:value-type="float">
            <text:p>-1230000000</text:p>
          </table:table-cell>
          <table:table-cell office:value-type="float" office:value="-1932000000" calcext:value-type="float">
            <text:p>-1932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q2</text:p>
          </table:table-cell>
          <table:table-cell office:value-type="float" office:value="0.312146187146187" calcext:value-type="float">
            <text:p>0.312146187146187</text:p>
          </table:table-cell>
          <table:table-cell office:value-type="float" office:value="0.351250588702822" calcext:value-type="float">
            <text:p>0.351250588702822</text:p>
          </table:table-cell>
          <table:table-cell office:value-type="float" office:value="0.669590643274854" calcext:value-type="float">
            <text:p>0.669590643274854</text:p>
          </table:table-cell>
          <table:table-cell office:value-type="float" office:value="0.0760233918128655" calcext:value-type="float">
            <text:p>0.076023391812866</text:p>
          </table:table-cell>
          <table:table-cell office:value-type="float" office:value="164.226387769615" calcext:value-type="float">
            <text:p>164.226387769615</text:p>
          </table:table-cell>
          <table:table-cell office:value-type="float" office:value="0.888670929489261" calcext:value-type="float">
            <text:p>0.888670929489261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00825580287682977" calcext:value-type="float">
            <text:p>0.00825580287683</text:p>
          </table:table-cell>
          <table:table-cell office:value-type="float" office:value="0.0041239729721156" calcext:value-type="float">
            <text:p>0.004123972972116</text:p>
          </table:table-cell>
          <table:table-cell office:value-type="float" office:value="157000000" calcext:value-type="float">
            <text:p>157000000</text:p>
          </table:table-cell>
          <table:table-cell office:value-type="float" office:value="-649000000" calcext:value-type="float">
            <text:p>-649000000</text:p>
          </table:table-cell>
          <table:table-cell office:value-type="float" office:value="-530000000" calcext:value-type="float">
            <text:p>-53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q3</text:p>
          </table:table-cell>
          <table:table-cell office:value-type="float" office:value="0.322105924220222" calcext:value-type="float">
            <text:p>0.322105924220222</text:p>
          </table:table-cell>
          <table:table-cell office:value-type="float" office:value="0.454259184061443" calcext:value-type="float">
            <text:p>0.454259184061443</text:p>
          </table:table-cell>
          <table:table-cell office:value-type="string" calcext:value-type="string">
            <text:p>NA</text:p>
          </table:table-cell>
          <table:table-cell office:value-type="float" office:value="-0.102669404517454" calcext:value-type="float">
            <text:p>-0.102669404517454</text:p>
          </table:table-cell>
          <table:table-cell office:value-type="float" office:value="0" calcext:value-type="float">
            <text:p>0</text:p>
          </table:table-cell>
          <table:table-cell office:value-type="float" office:value="0.709079608122252" calcext:value-type="float">
            <text:p>0.709079608122252</text:p>
          </table:table-cell>
          <table:table-cell office:value-type="float" office:value="3.56" calcext:value-type="float">
            <text:p>3.56</text:p>
          </table:table-cell>
          <table:table-cell office:value-type="float" office:value="-0.0146184582399376" calcext:value-type="float">
            <text:p>-0.014618458239938</text:p>
          </table:table-cell>
          <table:table-cell office:value-type="float" office:value="-0.00712510093892997" calcext:value-type="float">
            <text:p>-0.00712510093893</text:p>
          </table:table-cell>
          <table:table-cell office:value-type="float" office:value="868000000" calcext:value-type="float">
            <text:p>868000000</text:p>
          </table:table-cell>
          <table:table-cell office:value-type="float" office:value="-177000000" calcext:value-type="float">
            <text:p>-177000000</text:p>
          </table:table-cell>
          <table:table-cell office:value-type="float" office:value="-1116000000" calcext:value-type="float">
            <text:p>-1116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q4</text:p>
          </table:table-cell>
          <table:table-cell office:value-type="float" office:value="0.325276725433343" calcext:value-type="float">
            <text:p>0.325276725433343</text:p>
          </table:table-cell>
          <table:table-cell office:value-type="float" office:value="0.367944325594033" calcext:value-type="float">
            <text:p>0.367944325594033</text:p>
          </table:table-cell>
          <table:table-cell office:value-type="string" calcext:value-type="string">
            <text:p>NA</text:p>
          </table:table-cell>
          <table:table-cell office:value-type="float" office:value="-0.127582217815237" calcext:value-type="float">
            <text:p>-0.127582217815237</text:p>
          </table:table-cell>
          <table:table-cell office:value-type="float" office:value="0" calcext:value-type="float">
            <text:p>0</text:p>
          </table:table-cell>
          <table:table-cell office:value-type="float" office:value="0.884037890537366" calcext:value-type="float">
            <text:p>0.884037890537366</text:p>
          </table:table-cell>
          <table:table-cell office:value-type="float" office:value="6.37623762376238" calcext:value-type="float">
            <text:p>6.37623762376238</text:p>
          </table:table-cell>
          <table:table-cell office:value-type="float" office:value="-0.0258635130155114" calcext:value-type="float">
            <text:p>-0.025863513015511</text:p>
          </table:table-cell>
          <table:table-cell office:value-type="float" office:value="-0.0123287233702769" calcext:value-type="float">
            <text:p>-0.012328723370277</text:p>
          </table:table-cell>
          <table:table-cell office:value-type="float" office:value="1672000000" calcext:value-type="float">
            <text:p>1672000000</text:p>
          </table:table-cell>
          <table:table-cell office:value-type="float" office:value="-652000000" calcext:value-type="float">
            <text:p>-652000000</text:p>
          </table:table-cell>
          <table:table-cell office:value-type="float" office:value="-543000000" calcext:value-type="float">
            <text:p>-543000000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6">
            <text:p>This table contains all the results for Ex. 1 – 2 for <text:span text:style-name="T1">quarterly</text:span> figure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covered-table-cell table:number-columns-repeated="4"/>
          <table:table-cell table:number-columns-repeated="8"/>
        </table:table-row>
      </table:table>
      <table:table table:name="results_dividends" table:style-name="ta1">
        <table:table-column table:style-name="co14" table:default-cell-style-name="Default"/>
        <table:table-column table:style-name="co19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number-columns-repeated="2" table:default-cell-style-name="ce3"/>
        <table:table-row table:style-name="ro1">
          <table:table-cell/>
          <table:table-cell table:style-name="ce1" office:value-type="string" calcext:value-type="string">
            <text:p>Ex.Div..Dat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Decl..Date</text:p>
          </table:table-cell>
          <table:table-cell table:style-name="ce1" office:value-type="string" calcext:value-type="string">
            <text:p>Rec..Date</text:p>
          </table:table-cell>
          <table:table-cell table:style-name="ce1" office:value-type="string" calcext:value-type="string">
            <text:p>Pay..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10-2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Quarter</text:p>
          </table:table-cell>
          <table:table-cell office:value-type="float" office:value="0.46" calcext:value-type="float">
            <text:p>0.46</text:p>
          </table:table-cell>
          <table:table-cell table:style-name="ce3" office:value-type="string" calcext:value-type="string">
            <text:p>+7%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2020-10-28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7-2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Quarter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10-16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Quarter</text:p>
          </table:table-cell>
          <table:table-cell office:value-type="float" office:value="0.43" calcext:value-type="float">
            <text:p>0.43</text:p>
          </table:table-cell>
          <table:table-cell table:style-name="ce3" office:value-type="string" calcext:value-type="string">
            <text:p>+2.4%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7-1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08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5-0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4-3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2-1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table:style-name="ce3" office:value-type="string" calcext:value-type="string">
            <text:p>+10.5%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2020-02-14</text:p>
          </table:table-cell>
          <table:table-cell office:value-type="string" calcext:value-type="string">
            <text:p>2020-03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10-1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table:style-name="ce3" office:value-type="string" calcext:value-type="string">
            <text:p>+37.7%</text:p>
          </table:table-cell>
          <table:table-cell office:value-type="string" calcext:value-type="string">
            <text:p>2020-10-07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2020-12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5-10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Quarter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01</text:p>
          </table:table-cell>
          <table:table-cell office:value-type="string" calcext:value-type="string">
            <text:p>2020-05-13</text:p>
          </table:table-cell>
          <table:table-cell office:value-type="string" calcext:value-type="string">
            <text:p>2020-06-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2-08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Quarter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1-30</text:p>
          </table:table-cell>
          <table:table-cell office:value-type="string" calcext:value-type="string">
            <text:p>2020-02-11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10-12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Quarter</text:p>
          </table:table-cell>
          <table:table-cell office:value-type="float" office:value="0.305" calcext:value-type="float">
            <text:p>0.305</text:p>
          </table:table-cell>
          <table:table-cell table:style-name="ce3" office:value-type="string" calcext:value-type="string">
            <text:p>+7%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5</text:p>
          </table:table-cell>
          <table:table-cell office:value-type="string" calcext:value-type="string">
            <text:p>2020-12-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7-20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Quarter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1</text:p>
          </table:table-cell>
          <table:table-cell office:value-type="string" calcext:value-type="string">
            <text:p>2020-07-23</text:p>
          </table:table-cell>
          <table:table-cell office:value-type="string" calcext:value-type="string">
            <text:p>2020-09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5-11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Quarter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4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2-09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Quarter</text:p>
          </table:table-cell>
          <table:table-cell office:value-type="float" office:value="0.285" calcext:value-type="float">
            <text:p>0.285</text:p>
          </table:table-cell>
          <table:table-cell table:style-name="ce3" office:value-type="string" calcext:value-type="string">
            <text:p>+7.5%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2020-02-12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10-13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2020-10-16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07-20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2020-07-24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5-11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05</text:p>
          </table:table-cell>
          <table:table-cell office:value-type="string" calcext:value-type="string">
            <text:p>2020-05-15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2-10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table:style-name="ce3" office:value-type="string" calcext:value-type="string">
            <text:p>+6%</text:p>
          </table:table-cell>
          <table:table-cell office:value-type="string" calcext:value-type="string">
            <text:p>2020-01-31</text:p>
          </table:table-cell>
          <table:table-cell office:value-type="string" calcext:value-type="string">
            <text:p>2020-02-14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10-1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7-2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25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5-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2020-05-20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2-1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table:style-name="ce3" office:value-type="string" calcext:value-type="string">
            <text:p>-66.2%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10-1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Quarter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7-23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Quarter</text:p>
          </table:table-cell>
          <table:table-cell office:value-type="float" office:value="0.74" calcext:value-type="float">
            <text:p>0.74</text:p>
          </table:table-cell>
          <table:table-cell table:style-name="ce3" office:value-type="string" calcext:value-type="string">
            <text:p>+1.4%</text:p>
          </table:table-cell>
          <table:table-cell office:value-type="string" calcext:value-type="string">
            <text:p>2020-07-16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5-2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Quarter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12</text:p>
          </table:table-cell>
          <table:table-cell office:value-type="string" calcext:value-type="string">
            <text:p>2020-05-22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2-1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Quarter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3-02</text:p>
          </table:table-cell>
        </table:table-row>
        <table:table-row table:style-name="ro1" table:number-rows-repeated="6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4" table:number-rows-spanned="6">
            <text:p>This table contains the dates for declaration date of dividends, dividend and ex-dividend </text:p>
          </table:table-cell>
          <table:covered-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/>
          <table:covered-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Default"/>
          <table:covered-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Default"/>
          <table:covered-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Default"/>
          <table:covered-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Default"/>
          <table:covered-table-cell table:number-columns-repeated="4"/>
          <table:table-cell table:style-name="Default" table:number-columns-repeated="3"/>
        </table:table-row>
      </table:table>
      <table:table table:name="results_repurchase_announcments" table:style-name="ta1"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row table:style-name="ro1">
          <table:table-cell table:style-name="ce1" office:value-type="string" calcext:value-type="string">
            <text:p>announcement_date</text:p>
          </table:table-cell>
          <table:table-cell table:style-name="ce1"/>
          <table:table-cell table:style-name="ce1" office:value-type="string" calcext:value-type="string">
            <text:p>total_repurchases</text:p>
          </table:table-cell>
          <table:table-cell table:style-name="ce1" office:value-type="string" calcext:value-type="string">
            <text:p>number of shares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2-01" calcext:value-type="date">
            <text:p>02/01/20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>
          <table:table-cell table:style-name="ce4" office:value-type="date" office:date-value="2018-02-01" calcext:value-type="date">
            <text:p>02/01/18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table:style-name="ce4" office:value-type="date" office:date-value="2017-03-29" calcext:value-type="date">
            <text:p>03/29/1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999" calcext:value-type="float">
            <text:p>2999</text:p>
          </table:table-cell>
          <table:table-cell table:number-columns-repeated="2"/>
        </table:table-row>
        <table:table-row table:style-name="ro1">
          <table:table-cell table:style-name="ce4" office:value-type="date" office:date-value="2016-11-10" calcext:value-type="date">
            <text:p>11/10/1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6">
            <text:p>This table contains the dates of announcements of open market or tender offers for shares repurchases</text:p>
          </table:table-cell>
          <table:covered-table-cell table:number-columns-repeated="3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9T11:28:58.753192502</dc:date>
    <meta:editing-duration>PT9M11S</meta:editing-duration>
    <meta:editing-cycles>1</meta:editing-cycles>
    <meta:generator>LibreOffice/6.4.7.2$Linux_X86_64 LibreOffice_project/40$Build-2</meta:generator>
    <meta:document-statistic meta:table-count="4" meta:cell-count="702" meta:object-count="0"/>
  </office:meta>
</office:document-meta>
</file>